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font-weight="normal" fo:background-color="#ffff00" style:font-weight-asian="normal" style:font-weight-complex="normal"/>
    </style:style>
    <style:style style:name="T1" style:family="text">
      <style:text-properties officeooo:rsid="0002d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¿Qué es Jetpack Compose?</text:p>
      <text:p text:style-name="Standard"/>
      <text:p text:style-name="P2">Un moderno kit de herramientas para desarrollar la interfaz de usuario de Android</text:p>
      <text:p text:style-name="Standard"/>
      <text:p text:style-name="Standard">Kit de herramientas para diseñar bibliotecas</text:p>
      <text:p text:style-name="Standard"/>
      <text:p text:style-name="Standard">Interfaz de base de datos</text:p>
      <text:p text:style-name="Standard"/>
      <text:p text:style-name="Standard">Plugin para crear APK</text:p>
      <text:p text:style-name="Standard"/>
      <text:p text:style-name="Standard"/>
      <text:p text:style-name="P1"><text:span text:style-name="T1">2. </text:span>Las funciones componibles son el componente básico de Compose.</text:p>
      <text:p text:style-name="Standard"/>
      <text:p text:style-name="P2">Verdadero</text:p>
      <text:p text:style-name="Standard"/>
      <text:p text:style-name="Standard">FALSO</text:p>
      <text:p text:style-name="Standard"/>
      <text:p text:style-name="Standard"/>
      <text:p text:style-name="Standard"><text:span text:style-name="T1">3. </text:span>¿Qué anotación se utiliza para anotar una función componible?</text:p>
      <text:p text:style-name="Standard"/>
      <text:p text:style-name="Standard">@Annotation</text:p>
      <text:p text:style-name="Standard"/>
      <text:p text:style-name="Standard">@ComposableFunction</text:p>
      <text:p text:style-name="Standard"/>
      <text:p text:style-name="P2">@Composable</text:p>
      <text:p text:style-name="Standard"/>
      <text:p text:style-name="Standard">@Preview</text:p>
      <text:p text:style-name="Standard"/>
      <text:p text:style-name="Standard"/>
      <text:p text:style-name="Standard"><text:span text:style-name="T1">4. </text:span>Los tres elementos básicos de diseño estándar en Compose son</text:p>
      <text:p text:style-name="Standard"/>
      <text:p text:style-name="P3">Selecciona todas las respuestas que consideres correctas.</text:p>
      <text:p text:style-name="Standard"/>
      <text:p text:style-name="P2">Columna</text:p>
      <text:p text:style-name="Standard"/>
      <text:p text:style-name="P2">Fila</text:p>
      <text:p text:style-name="Standard"/>
      <text:p text:style-name="Standard">Texto</text:p>
      <text:p text:style-name="Standard"/>
      <text:p text:style-name="P2">Caja</text:p>
      <text:p text:style-name="Standard"/>
      <text:p text:style-name="Standard"/>
      <text:p text:style-name="P1"><text:span text:style-name="T1">5. </text:span>¿Cuál es la ventana de herramientas para importar, crear, administrar y usar recursos en su aplicación?</text:p>
      <text:p text:style-name="Standard"/>
      <text:p text:style-name="Standard">Administrador de aplicaciones</text:p>
      <text:p text:style-name="Standard"/>
      <text:p text:style-name="P2">Administrador de recursos</text:p>
      <text:p text:style-name="Standard"/>
      <text:p text:style-name="Standard">Herramienta de recursos</text:p>
      <text:p text:style-name="Standard"/>
      <text:p text:style-name="Standard">Administrador de diseño</text:p>
      <text:p text:style-name="P1"><text:soft-page-break/><text:span text:style-name="T1">6. </text:span>¿Qué clase es una clase generada automáticamente por Android que contiene los ID de todos los recursos del proyecto?</text:p>
      <text:p text:style-name="Standard"/>
      <text:p text:style-name="Standard">La Android clase</text:p>
      <text:p text:style-name="Standard"/>
      <text:p text:style-name="Standard">La R esourceclase</text:p>
      <text:p text:style-name="Standard"/>
      <text:p text:style-name="P2">La R clase</text:p>
      <text:p text:style-name="Standard"/>
      <text:p text:style-name="Standard">La ResourceIDclase</text:p>
      <text:p text:style-name="Standard"/>
      <text:p text:style-name="Standard"/>
      <text:p text:style-name="P1"><text:span text:style-name="T1">7. </text:span>¿Qué función se utiliza para cargar un recurso de imagen dibujable?</text:p>
      <text:p text:style-name="Standard"/>
      <text:p text:style-name="Standard">La stringResource()función</text:p>
      <text:p text:style-name="Standard"/>
      <text:p text:style-name="P2">La painterResource()función</text:p>
      <text:p text:style-name="Standard"/>
      <text:p text:style-name="Standard">La ImageResource()función</text:p>
      <text:p text:style-name="Standard"/>
      <text:p text:style-name="Standard">La loadResource()función</text:p>
      <text:p text:style-name="Standard"/>
      <text:p text:style-name="Standard"/>
      <text:p text:style-name="Standard"><text:span text:style-name="T1">8. </text:span>¿Cuál es el parámetro de función utilizado para agregar texto de accesibilidad, utilizado por TalkBack?</text:p>
      <text:p text:style-name="Standard"/>
      <text:p text:style-name="Standard">accessibilityText</text:p>
      <text:p text:style-name="Standard"/>
      <text:p text:style-name="Standard">contentText</text:p>
      <text:p text:style-name="Standard"/>
      <text:p text:style-name="Standard">accessibilityDescription</text:p>
      <text:p text:style-name="Standard"/>
      <text:p text:style-name="P2">contentDescription</text:p>
      <text:p text:style-name="P2"/>
      <text:p text:style-name="P2"/>
      <text:p text:style-name="P1"><text:span text:style-name="T1">9. </text:span>El diseño de caja apila los elementos de la interfaz de usuario uno encima del otro.</text:p>
      <text:p text:style-name="Standard"/>
      <text:p text:style-name="P4">Verdadero</text:p>
      <text:p text:style-name="Standard"/>
      <text:p text:style-name="Standard">FALSO</text:p>
      <text:p text:style-name="Standard"/>
      <text:p text:style-name="Standard"/>
      <text:p text:style-name="P1"><text:span text:style-name="T1">10. </text:span>¿Qué parámetro se utiliza para alinear el elemento secundario con el comienzo del elemento principal?</text:p>
      <text:p text:style-name="Standard"/>
      <text:p text:style-name="Standard">Alignment.End</text:p>
      <text:p text:style-name="Standard"/>
      <text:p text:style-name="Standard">Alignment.Begin</text:p>
      <text:p text:style-name="Standard"/>
      <text:p text:style-name="P2">Alignment.Start</text:p>
      <text:p text:style-name="Standard"/>
      <text:p text:style-name="Standard">Alignment.To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8:53:54.235000000</meta:creation-date>
    <dc:date>2024-09-27T19:13:04.281000000</dc:date>
    <meta:editing-duration>PT19M10S</meta:editing-duration>
    <meta:editing-cycles>1</meta:editing-cycles>
    <meta:document-statistic meta:table-count="0" meta:image-count="0" meta:object-count="0" meta:page-count="2" meta:paragraph-count="47" meta:word-count="220" meta:character-count="1526" meta:non-whitespace-character-count="1353"/>
    <meta:generator>LibreOffice/7.6.4.1$Windows_x86 LibreOffice_project/e19e193f88cd6c0525a17fb7a176ed8e6a3e2aa1</meta:generator>
  </office:meta>
</office:document-meta>
</file>